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9" draw:layer="layout" svg:width="4.5cm" svg:height="2.5cm" svg:x="10.5cm" svg:y="9cm">
          <text:p text:style-name="P1"><text:span text:style-name="T1">backu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4.5cm" svg:height="2.5cm" svg:x="1.5cm" svg:y="9cm">
          <text:p text:style-name="P1"><text:span text:style-name="T1">live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6">
          <draw:custom-shape draw:style-name="gr2" draw:text-style-name="P1" draw:id="id1" draw:layer="layout" svg:width="0.727cm" svg:height="0.909cm" draw:transform="rotate (1.5707963267946) translate (8.991cm 10.751cm)">
            <text:p/>
            <draw:enhanced-geometry svg:viewBox="0 0 21600 21600" draw:mirror-vertical="false" draw:mirror-horizont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3" draw:id="id2" draw:layer="layout" svg:width="2.909cm" svg:height="0.727cm" svg:x="10.091cm" svg:y="10.024cm">
            <text:p text:style-name="P1"><text:span text:style-name="T2">accep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svg:x1="9.903cm" svg:y1="10.387cm" svg:x2="10.091cm" svg:y2="10.387cm" draw:start-shape="id1" draw:start-glue-point="1" draw:end-shape="id2" draw:end-glue-point="3" svg:d="m9903 10387h188">
            <text:p/>
          </draw:connector>
        </draw:g>
        <draw:g draw:id="id5">
          <draw:custom-shape draw:style-name="gr3" draw:text-style-name="P4" draw:id="id4" draw:layer="layout" svg:width="3.047cm" svg:height="0.762cm" svg:x="3.453cm" svg:y="10.013cm">
            <text:p text:style-name="P1"><text:span text:style-name="T3">backup-connect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id="id3" draw:layer="layout" svg:width="0.762cm" svg:height="0.762cm" svg:x="6.738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s" draw:line-skew="0.263cm -0.5cm" svg:x1="6.738cm" svg:y1="10.38cm" svg:x2="6.5cm" svg:y2="10.394cm" draw:start-shape="id3" draw:start-glue-point="6" draw:end-shape="id4" draw:end-glue-point="1" svg:d="m6738 10380h-238v14 0">
            <text:p/>
          </draw:connector>
        </draw:g>
        <draw:connector draw:style-name="gr5" draw:text-style-name="P1" draw:layer="layout" draw:type="lines" svg:x1="7.5cm" svg:y1="10.387cm" svg:x2="8.994cm" svg:y2="10.387cm" draw:start-shape="id5" draw:start-glue-point="1" draw:end-shape="id6" svg:d="m7500 10387h501 946 47">
          <text:p/>
        </draw:connector>
        <draw:custom-shape draw:style-name="gr3" draw:text-style-name="P3" draw:id="id8" draw:layer="layout" svg:width="1.5cm" svg:height="1.5cm" svg:x="4.5cm" svg:y="13cm">
          <text:p text:style-name="P1"><text:span text:style-name="T2">journa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svg:x1="3.75cm" svg:y1="11.5cm" svg:x2="4.5cm" svg:y2="13.749cm" draw:start-shape="id7" draw:start-glue-point="2" draw:end-shape="id8" draw:end-glue-point="5" svg:d="m3750 11500v2249h750">
          <text:p/>
        </draw:connector>
        <draw:connector draw:style-name="gr6" draw:text-style-name="P1" draw:layer="layout" svg:x1="12.75cm" svg:y1="11.5cm" svg:x2="14cm" svg:y2="13.749cm" draw:start-shape="id9" draw:start-glue-point="2" draw:end-shape="id10" draw:end-glue-point="5" svg:d="m12750 11500v2249h1250">
          <text:p/>
        </draw:connector>
        <draw:custom-shape draw:style-name="gr3" draw:text-style-name="P3" draw:id="id10" draw:layer="layout" svg:width="1.5cm" svg:height="1.5cm" svg:x="14cm" svg:y="13cm">
          <text:p text:style-name="P1"><text:span text:style-name="T2">journa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1" draw:layer="layout" svg:x1="7cm" svg:y1="11.5cm" svg:x2="10cm" svg:y2="11.5cm">
          <text:p/>
        </draw:line>
        <draw:line draw:style-name="gr7" draw:text-style-name="P1" draw:layer="layout" svg:x1="10cm" svg:y1="12cm" svg:x2="7cm" svg:y2="12cm">
          <text:p/>
        </draw:line>
        <draw:frame draw:style-name="gr8" draw:text-style-name="P5" draw:layer="layout" svg:width="3.271cm" svg:height="0.645cm" svg:x="7cm" svg:y="12cm">
          <draw:text-box>
            <text:p><text:span text:style-name="T2">journal re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ff Mesnil</meta:initial-creator>
    <meta:creation-date>2009-10-16T14:08:27</meta:creation-date>
    <dc:date>2009-10-27T16:59:56</dc:date>
    <dc:creator>Jeff Mesnil</dc:creator>
    <meta:editing-duration>PT01H24M01S</meta:editing-duration>
    <meta:editing-cycles>8</meta:editing-cycles>
    <meta:generator>OpenOffice.org/3.1$Unix OpenOffice.org_project/310m19$Build-9420</meta:generator>
    <meta:document-statistic meta:object-count="18"/>
  </office:meta>
</office:document-meta>
</file>